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14fadc" officeooo:paragraph-rsid="0014fadc" style:font-weight-asian="bold" style:font-weight-complex="bold"/>
    </style:style>
    <style:style style:name="P2" style:family="paragraph" style:parent-style-name="Standard">
      <style:text-properties fo:font-weight="normal" officeooo:rsid="0014fadc" officeooo:paragraph-rsid="0014fad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a de conocimientos : 5</text:p>
      <text:p text:style-name="P1"/>
      <text:p text:style-name="P2">En esta evaluación he tenido muchísimos problemas, aunque ciertas cosas si que las he aprendido, hay otras que no he conseguido entender.</text:p>
      <text:p text:style-name="P2">El mayor problema que he tenido ha sido sobretodo con los tests.</text:p>
      <text:p text:style-name="P2"/>
      <text:p text:style-name="P1">Nota de trabajo : 6 </text:p>
      <text:p text:style-name="P1"/>
      <text:p text:style-name="P2">El motivo de que mi repositorio esté vacio es por el hecho de que he intentado hacer los ejercicios propuestos en clase pero no los he conseguido hacer por mi cuenta. Con esto quiero decir que he trabajado, aunque no puedo demostrarlo dado que no he subido las cosas que no me han salido a GitHub</text:p>
      <text:p text:style-name="P2"/>
      <text:p text:style-name="P2"/>
      <text:p text:style-name="P1">Nota Justa : 4,5</text:p>
      <text:p text:style-name="P1"/>
      <text:p text:style-name="P2">Dado que no he podido terminar los ejercicios creo que esta es mi nota jus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1.3.2$Windows_x86 LibreOffice_project/70feb7d99726f064edab4605a8ab840c50ec57a</meta:generator>
    <dc:date>2014-02-20T12:33:35.509000000</dc:date>
    <meta:document-statistic meta:table-count="0" meta:image-count="0" meta:object-count="0" meta:page-count="1" meta:paragraph-count="7" meta:word-count="119" meta:character-count="635" meta:non-whitespace-character-count="522"/>
    <meta:user-defined meta:name="Info 1"/>
    <meta:user-defined meta:name="Info 2"/>
    <meta:user-defined meta:name="Info 3"/>
    <meta:user-defined meta:name="Info 4"/>
  </office:meta>
</office:document-meta>
</file>